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9a2e" officeooo:paragraph-rsid="001f9a2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f9a2e" officeooo:paragraph-rsid="001f9a2e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bold" officeooo:rsid="001f9a2e" officeooo:paragraph-rsid="001f9a2e" style:font-weight-asian="bold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fo:font-weight="bold" officeooo:rsid="001f9a2e" officeooo:paragraph-rsid="001f9a2e" style:font-weight-asian="bold" style:font-weight-complex="bold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2pt" fo:font-weight="bold" officeooo:rsid="001f9a2e" officeooo:paragraph-rsid="001f9a2e" style:font-weight-asian="bold" style:font-weight-complex="bold"/>
    </style:style>
    <style:style style:name="T1" style:family="text">
      <style:text-properties officeooo:rsid="002069f9"/>
    </style:style>
    <style:style style:name="T2" style:family="text">
      <style:text-properties officeooo:rsid="00216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- 7</text:p>
      <text:p text:style-name="P1">Creating a IPV6 network</text:p>
      <text:p text:style-name="P1"/>
      <text:p text:style-name="P2">Step1: Create 3 Virtual Machice with default Nating </text:p>
      <text:list xml:id="list4101047158592793451" text:style-name="L1">
        <text:list-item>
          <text:p text:style-name="P3">PC1: 192.168.122.<text:span text:style-name="T1">4</text:span></text:p>
        </text:list-item>
        <text:list-item>
          <text:p text:style-name="P3">PC2: 192.168.122.<text:span text:style-name="T1">19</text:span></text:p>
        </text:list-item>
        <text:list-item>
          <text:p text:style-name="P3">PC3: 192.168.122.<text:span text:style-name="T1">74</text:span></text:p>
        </text:list-item>
      </text:list>
      <text:p text:style-name="P2"/>
      <text:p text:style-name="P2">Step2: Go to PC1</text:p>
      <text:list xml:id="list5583711515098512371" text:style-name="L2">
        <text:list-item>
          <text:p text:style-name="P4">Open network interface file by typing following command</text:p>
          <text:list>
            <text:list-item>
              <text:p text:style-name="P4">sudo nano /etc/network/interfaces</text:p>
            </text:list-item>
          </text:list>
        </text:list-item>
      </text:list>
      <text:p text:style-name="P2">Step3: Add the following Line in /etc/network/interfaces</text:p>
      <text:p text:style-name="P2"/>
      <text:list xml:id="list4503280550613814533" text:style-name="L4">
        <text:list-header>
          <text:p text:style-name="P5">auto ens3</text:p>
          <text:p text:style-name="P5">iface ens3 inet6 static</text:p>
          <text:p text:style-name="P5">address 2002:0:0:0:1:1:1:2</text:p>
          <text:p text:style-name="P5">netmask 64</text:p>
          <text:p text:style-name="P5">gateway 2002:0:0:0:1:1:1:1</text:p>
        </text:list-header>
      </text:list>
      <text:p text:style-name="P2"/>
      <text:p text:style-name="P2">Step4: Save the file and exit</text:p>
      <text:p text:style-name="P2"/>
      <text:p text:style-name="P2">Step5: Restart network interface service</text:p>
      <text:p text:style-name="P2"/>
      <text:p text:style-name="P2">Step6: Repeat Step2 to Step 5 for PC2 and PC3</text:p>
      <text:p text:style-name="P2"/>
      <text:p text:style-name="P2">Step7: ping6 2002:0:0:0:1:1:1:2</text:p>
      <text:p text:style-name="P2"><text:tab/><text:span text:style-name="T2">Ping from PC1 to PC2 and all the other sys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18.343918133</meta:creation-date>
    <dc:date>2018-12-22T21:36:36.169592621</dc:date>
    <meta:editing-duration>PT12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99" meta:character-count="597" meta:non-whitespace-character-count="526"/>
  </office:meta>
</office:document-meta>
</file>